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5"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06e112" style:font-size-asian="12pt" style:font-size-complex="12pt"/>
    </style:style>
    <style:style style:name="P6"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7"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33db6"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officeooo:rsid="00042ec0"/>
    </style:style>
    <style:style style:name="T3" style:family="text">
      <style:text-properties fo:font-variant="normal" fo:text-transform="none" fo:color="#0000ff" fo:letter-spacing="normal" fo:font-style="normal" fo:font-weight="normal" officeooo:rsid="0009bd42"/>
    </style:style>
    <style:style style:name="T4" style:family="text">
      <style:text-properties fo:font-variant="normal" fo:text-transform="none" fo:color="#0000ff" fo:letter-spacing="normal" fo:font-style="normal" fo:font-weight="normal" officeooo:rsid="000b4b1f"/>
    </style:style>
    <style:style style:name="T5" style:family="text">
      <style:text-properties fo:font-variant="normal" fo:text-transform="none" fo:color="#0000ff" fo:letter-spacing="normal" fo:font-style="normal" fo:font-weight="normal" officeooo:rsid="000d4c1f"/>
    </style:style>
    <style:style style:name="T6" style:family="text">
      <style:text-properties fo:font-variant="normal" fo:text-transform="none" fo:color="#0000ff" fo:letter-spacing="normal" fo:font-style="normal" fo:font-weight="normal" officeooo:rsid="000eaba4"/>
    </style:style>
    <style:style style:name="T7" style:family="text">
      <style:text-properties fo:font-variant="normal" fo:text-transform="none" fo:color="#0000ff" fo:letter-spacing="normal" fo:font-style="normal" fo:font-weight="normal" officeooo:rsid="001091a2"/>
    </style:style>
    <style:style style:name="T8" style:family="text">
      <style:text-properties fo:font-variant="normal" fo:text-transform="none" fo:color="#0000ff" fo:letter-spacing="normal" fo:font-style="normal" fo:font-weight="normal" officeooo:rsid="0011711f"/>
    </style:style>
    <style:style style:name="T9" style:family="text">
      <style:text-properties fo:color="#0000ff" officeooo:rsid="00042ec0"/>
    </style:style>
    <style:style style:name="T10" style:family="text">
      <style:text-properties fo:color="#0000ff" officeooo:rsid="000d4c1f"/>
    </style:style>
    <style:style style:name="T11" style:family="text">
      <style:text-properties fo:color="#0000ff" officeooo:rsid="001091a2"/>
    </style:style>
    <style:style style:name="T12" style:family="text">
      <style:text-properties officeooo:rsid="00050d4a"/>
    </style:style>
    <style:style style:name="T13" style:family="text">
      <style:text-properties officeooo:rsid="0009bd42"/>
    </style:style>
    <style:style style:name="T14" style:family="text">
      <style:text-properties officeooo:rsid="000b4b1f"/>
    </style:style>
    <style:style style:name="T15" style:family="text">
      <style:text-properties officeooo:rsid="001091a2"/>
    </style:style>
    <style:style style:name="T16" style:family="text">
      <style:text-properties officeooo:rsid="00133d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8"/>
      <text:p text:style-name="P1"><text:span text:style-name="T2">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8"/>
      <text:p text:style-name="P1"><text:span text:style-name="T2">TODO</text:span><text:line-break/><text:line-break/><text:span text:style-name="T1">(2) Additionally, the introduction could benefit from more grounding in cognitive science and </text:span><text:soft-page-break/><text:span text:style-name="T1">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5">TODO: Reference to nobody but grad students understanding math/<text:span text:style-name="T14">understanding as making connections</text:span>. These were helpful resources, we have added some reference to this literature, and increased our discussion of the importance of relationships between concepts to understanding.</text:p>
      <text:p text:style-name="P4"/>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4">TODO <text:span text:style-name="T16">B&amp;L</text:span></text:p>
      <text:p text:style-name="P13">We have added reference to this literature and some discussion to clarify our perspective on why these aspects are important.</text:p>
      <text:p text:style-name="P4"/>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4">The hybrid presentation subjects received <text:span text:style-name="T12">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4"/>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6"><text:soft-page-break/>This idea was inspired by the results from De Bock et al. which showed that subjects were making different inferences about higher level rul<text:span text:style-name="T13">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4"/>
      <text:p text:style-name="P8">(3) Statistics tests - Provide citations for some statistics tests or terms and provide some justification as to why they are appropriate for your study (e.g., "naïve Bayes classifiers")</text:p>
      <text:p text:style-name="P8"/>
      <text:p text:style-name="P2"><text:span text:style-name="T3">We have added a </text:span><text:span text:style-name="T4">reference to an article which gives an</text:span><text:span text:style-name="T3"> overview of naïve Bayes and describ</text:span><text:span text:style-name="T4">es </text:span><text:span text:style-name="T3">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8"/>
      <text:p text:style-name="P1"><text:span text:style-name="T5">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4">TODO</text:p>
      <text:p text:style-name="P4">-<text:span text:style-name="T15">added reference to concepts literature in formalization section</text:span></text:p>
      <text:p text:style-name="P4"/>
      <text:p text:style-name="P8">(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7">We have clarified that this claim is a hypothetical suggestion based on our interpretation of our results and Kaminski’s, rather than a direct result of our experiment.</text:p>
      <text:p text:style-name="P4"/>
      <text:p text:style-name="P8">(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text:soft-page-break/>knowledge/math skills may be a factor that cause difficulty in formalization/generalization. This may be connected back to the literature about the interrelated math concepts.</text:p>
      <text:p text:style-name="P8"/>
      <text:p text:style-name="P3"><text:span text:style-name="T2">TODO – </text:span><text:span text:style-name="T8">reference to concept connections as understanding?</text:span></text:p>
      <text:p text:style-name="P3"><text:span text:style-name="T5">We think this is an important point, </text:span><text:span text:style-name="T6">which we tried to convey in our discussion section on formalization and generalization. </text:span><text:span text:style-name="T7">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9">TODO</text:span></text:p>
      <text:p text:style-name="P3"><text:span text:style-name="T10">-th</text:span><text:span text:style-name="T11">e suggested example is</text:span><text:span text:style-name="T10"> more clear, we have updated it.</text:span></text:p>
      <text:p text:style-name="P11">-</text:p>
      <text:p text:style-name="P11">-</text:p>
      <text:p text:style-name="P3"><text:span text:style-name="T10">-</text:span><text:span text:style-name="T11">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soft-pag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oft-pag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8"/>
      <text:p text:style-name="P1"><text:span text:style-name="T2">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soft-pag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4">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9"/>
      <text:p text:style-name="P1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2-27T15:33:05.775375806</dc:date>
    <meta:editing-duration>PT1H10M6S</meta:editing-duration>
    <meta:editing-cycles>7</meta:editing-cycles>
    <meta:document-statistic meta:table-count="0" meta:image-count="0" meta:object-count="0" meta:page-count="7" meta:paragraph-count="29" meta:word-count="3152" meta:character-count="20416" meta:non-whitespace-character-count="17248"/>
  </office:meta>
</office:document-meta>
</file>